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Noto, sans-serif"/>
    <style:font-face style:name="monospace" svg:font-family="monospace, 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Liberation Serif" fo:font-size="11pt" fo:language="fr" fo:country="FR" fo:font-weight="normal" fo:background-color="#fffffe" style:font-size-asian="11pt" style:font-size-complex="11pt"/>
    </style:style>
    <style:style style:name="P2" style:family="paragraph" style:parent-style-name="Standard">
      <style:paragraph-properties style:line-height-at-least="0.335cm"/>
      <style:text-properties fo:color="#000000" style:font-name="Liberation Serif" fo:font-size="11pt" fo:language="fr" fo:country="FR" fo:font-weight="normal" officeooo:rsid="003967e0" fo:background-color="#fffffe" style:font-size-asian="11pt" style:font-size-complex="11pt"/>
    </style:style>
    <style:style style:name="P3" style:family="paragraph" style:parent-style-name="Standard">
      <style:paragraph-properties style:line-height-at-least="0.335cm"/>
      <style:text-properties fo:color="#000000" style:font-name="Liberation Serif" fo:font-size="11pt" fo:language="fr" fo:country="FR" fo:font-weight="normal" fo:background-color="#fffffe" style:font-size-asian="11pt" style:font-size-complex="11pt"/>
    </style:style>
    <style:style style:name="P4" style:family="paragraph" style:parent-style-name="Standard">
      <style:paragraph-properties style:line-height-at-least="0.335cm"/>
      <style:text-properties fo:color="#000000" style:font-name="Liberation Serif" fo:font-size="11pt" fo:language="fr" fo:country="FR" fo:background-color="#fffffe" style:font-size-asian="11pt" style:font-size-complex="11pt"/>
    </style:style>
    <style:style style:name="P5" style:family="paragraph" style:parent-style-name="Standard">
      <style:text-properties style:font-name="Liberation Serif" fo:font-size="11pt" fo:language="fr" fo:country="FR" style:font-size-asian="11pt" style:font-size-complex="11pt"/>
    </style:style>
    <style:style style:name="P6" style:family="paragraph" style:parent-style-name="Standard">
      <style:paragraph-properties style:line-height-at-least="0.335cm"/>
      <style:text-properties style:font-name="Liberation Serif" fo:font-size="11pt" fo:language="fr" fo:country="FR" style:font-size-asian="11pt" style:font-size-complex="11pt"/>
    </style:style>
    <style:style style:name="P7" style:family="paragraph" style:parent-style-name="Standard">
      <style:paragraph-properties style:line-height-at-least="0.335cm"/>
      <style:text-properties style:font-name="Liberation Serif" fo:font-size="11pt" fo:language="fr" fo:country="FR" officeooo:rsid="003967e0" style:font-size-asian="11pt" style:font-size-complex="11pt"/>
    </style:style>
    <style:style style:name="P8" style:family="paragraph" style:parent-style-name="Standard">
      <style:paragraph-properties style:line-height-at-least="0.335cm"/>
      <style:text-properties style:font-name="Liberation Serif" fo:font-size="11pt" fo:language="fr" fo:country="FR" fo:font-weight="normal" officeooo:rsid="003967e0" style:font-size-asian="11pt" style:font-size-complex="11pt"/>
    </style:style>
    <style:style style:name="P9" style:family="paragraph" style:parent-style-name="Standard">
      <style:paragraph-properties fo:text-align="center" style:justify-single-word="false"/>
      <style:text-properties fo:font-size="14pt" fo:language="fr" fo:country="FR"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language="fr" fo:country="FR" fo:font-weight="bold" officeooo:paragraph-rsid="003f842f"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1pt" fo:language="fr" fo:country="FR" fo:font-weight="bold" officeooo:paragraph-rsid="003f842f" style:font-size-asian="11pt" style:font-weight-asian="bold" style:font-size-complex="11pt" style:font-weight-complex="bold"/>
    </style:style>
    <style:style style:name="P12" style:family="paragraph" style:parent-style-name="Standard">
      <style:text-properties fo:font-size="11pt" fo:language="fr" fo:country="FR" style:font-size-asian="11pt" style:font-size-complex="11pt"/>
    </style:style>
    <style:style style:name="P13" style:family="paragraph" style:parent-style-name="Standard">
      <style:text-properties fo:font-size="11pt" fo:language="fr" fo:country="FR" officeooo:paragraph-rsid="001d3835" style:font-size-asian="11pt" style:font-size-complex="11pt"/>
    </style:style>
    <style:style style:name="P14" style:family="paragraph" style:parent-style-name="Standard" style:list-style-name="L1">
      <style:text-properties fo:font-size="11pt" fo:language="fr" fo:country="FR" officeooo:paragraph-rsid="001d3835" style:font-size-asian="11pt" style:font-size-complex="11pt"/>
    </style:style>
    <style:style style:name="P15" style:family="paragraph" style:parent-style-name="Standard" style:list-style-name="L1">
      <style:text-properties fo:font-size="11pt" fo:language="fr" fo:country="FR" officeooo:paragraph-rsid="0032c014" style:font-size-asian="11pt" style:font-size-complex="11pt"/>
    </style:style>
    <style:style style:name="P16" style:family="paragraph" style:parent-style-name="Standard" style:list-style-name="L1">
      <style:text-properties fo:font-size="11pt" fo:language="fr" fo:country="FR" officeooo:rsid="0023dae6" officeooo:paragraph-rsid="0023dae6" style:font-size-asian="11pt" style:font-size-complex="11pt"/>
    </style:style>
    <style:style style:name="P17" style:family="paragraph" style:parent-style-name="Standard">
      <style:text-properties fo:font-size="11pt" fo:language="fr" fo:country="FR" officeooo:paragraph-rsid="003a4712" style:font-size-asian="11pt" style:font-size-complex="11pt"/>
    </style:style>
    <style:style style:name="P18" style:family="paragraph" style:parent-style-name="Standard" style:list-style-name="L3">
      <style:text-properties fo:font-size="11pt" fo:language="fr" fo:country="FR" officeooo:paragraph-rsid="0028778f" style:font-size-asian="11pt" style:font-size-complex="11pt"/>
    </style:style>
    <style:style style:name="P19" style:family="paragraph" style:parent-style-name="Standard">
      <style:text-properties fo:font-size="11pt" fo:language="fr" fo:country="FR" officeooo:paragraph-rsid="002faeb1" style:font-size-asian="11pt" style:font-size-complex="11pt"/>
    </style:style>
    <style:style style:name="P20" style:family="paragraph" style:parent-style-name="Standard">
      <style:text-properties fo:font-size="11pt" fo:language="fr" fo:country="FR" officeooo:rsid="0029a4da" officeooo:paragraph-rsid="002faeb1" style:font-size-asian="11pt" style:font-size-complex="11pt"/>
    </style:style>
    <style:style style:name="P21" style:family="paragraph" style:parent-style-name="Standard">
      <style:text-properties fo:font-size="11pt" fo:language="fr" fo:country="FR" officeooo:rsid="002b1483" officeooo:paragraph-rsid="002b1483" style:font-size-asian="11pt" style:font-size-complex="11pt"/>
    </style:style>
    <style:style style:name="P22" style:family="paragraph" style:parent-style-name="Standard" style:list-style-name="L5">
      <style:text-properties fo:font-size="11pt" fo:language="fr" fo:country="FR" officeooo:paragraph-rsid="002b1483" style:font-size-asian="11pt" style:font-size-complex="11pt"/>
    </style:style>
    <style:style style:name="P23" style:family="paragraph" style:parent-style-name="Standard" style:list-style-name="L5">
      <style:text-properties fo:font-size="11pt" fo:language="fr" fo:country="FR" officeooo:paragraph-rsid="003f842f" style:font-size-asian="11pt" style:font-size-complex="11pt"/>
    </style:style>
    <style:style style:name="P24" style:family="paragraph" style:parent-style-name="Standard">
      <style:text-properties fo:font-size="11pt" fo:language="fr" fo:country="FR" officeooo:rsid="00366b7f" officeooo:paragraph-rsid="00366b7f" style:font-size-asian="11pt" style:font-size-complex="11pt"/>
    </style:style>
    <style:style style:name="P25" style:family="paragraph" style:parent-style-name="Standard">
      <style:text-properties fo:font-size="11pt" fo:language="fr" fo:country="FR" style:text-underline-style="solid" style:text-underline-width="auto" style:text-underline-color="font-color" fo:font-weight="bold" style:font-size-asian="11pt" style:font-weight-asian="bold" style:font-size-complex="11pt" style:font-weight-complex="bold"/>
    </style:style>
    <style:style style:name="P26" style:family="paragraph" style:parent-style-name="Standard">
      <style:text-properties fo:font-size="11pt" fo:language="fr" fo:country="FR" style:text-underline-style="solid" style:text-underline-width="auto" style:text-underline-color="font-color" fo:font-weight="bold" officeooo:paragraph-rsid="003a4712" style:font-size-asian="11pt" style:font-weight-asian="bold" style:font-size-complex="11pt" style:font-weight-complex="bold"/>
    </style:style>
    <style:style style:name="P27" style:family="paragraph" style:parent-style-name="Standard">
      <style:text-properties fo:font-size="11pt" fo:language="fr" fo:country="FR" style:text-underline-style="solid" style:text-underline-width="auto" style:text-underline-color="font-color" fo:font-weight="bold" officeooo:rsid="003a4712" officeooo:paragraph-rsid="003a4712" style:font-size-asian="11pt" style:font-weight-asian="bold" style:font-size-complex="11pt" style:font-weight-complex="bold"/>
    </style:style>
    <style:style style:name="P28" style:family="paragraph" style:parent-style-name="Standard">
      <style:text-properties fo:font-size="11pt" fo:language="fr" fo:country="FR" style:text-underline-style="none" fo:font-weight="normal" officeooo:rsid="00461231" officeooo:paragraph-rsid="00461231" style:font-size-asian="11pt" style:font-weight-asian="normal" style:font-size-complex="11pt" style:font-weight-complex="normal"/>
    </style:style>
    <style:style style:name="P29" style:family="paragraph" style:parent-style-name="Standard">
      <style:paragraph-properties fo:margin-left="1.251cm" fo:margin-right="0cm" fo:text-indent="0cm" style:auto-text-indent="false"/>
      <style:text-properties fo:font-size="11pt" fo:language="fr" fo:country="FR" officeooo:rsid="00366b7f" officeooo:paragraph-rsid="00366b7f" style:font-size-asian="11pt" style:font-size-complex="11pt"/>
    </style:style>
    <style:style style:name="P30" style:family="paragraph" style:parent-style-name="Header">
      <style:text-properties fo:font-size="10pt" fo:font-style="italic" officeooo:rsid="004c99ef" officeooo:paragraph-rsid="004c99ef" style:font-size-asian="10pt" style:font-style-asian="italic" style:font-size-complex="10pt" style:font-style-complex="italic"/>
    </style:style>
    <style:style style:name="T1" style:family="text">
      <style:text-properties officeooo:rsid="001772e3"/>
    </style:style>
    <style:style style:name="T2" style:family="text">
      <style:text-properties officeooo:rsid="0019464d"/>
    </style:style>
    <style:style style:name="T3" style:family="text">
      <style:text-properties officeooo:rsid="001b5e04"/>
    </style:style>
    <style:style style:name="T4" style:family="text">
      <style:text-properties officeooo:rsid="001d3835"/>
    </style:style>
    <style:style style:name="T5" style:family="text">
      <style:text-properties officeooo:rsid="001d3b56"/>
    </style:style>
    <style:style style:name="T6" style:family="text">
      <style:text-properties officeooo:rsid="001e4cf8"/>
    </style:style>
    <style:style style:name="T7" style:family="text">
      <style:text-properties officeooo:rsid="0021cb58"/>
    </style:style>
    <style:style style:name="T8" style:family="text">
      <style:text-properties officeooo:rsid="0023dae6"/>
    </style:style>
    <style:style style:name="T9" style:family="text">
      <style:text-properties officeooo:rsid="002b1483"/>
    </style:style>
    <style:style style:name="T10" style:family="text">
      <style:text-properties officeooo:rsid="002f323a"/>
    </style:style>
    <style:style style:name="T11" style:family="text">
      <style:text-properties officeooo:rsid="0032c014"/>
    </style:style>
    <style:style style:name="T12" style:family="text">
      <style:text-properties officeooo:rsid="0037de58"/>
    </style:style>
    <style:style style:name="T13" style:family="text">
      <style:text-properties officeooo:rsid="003967e0"/>
    </style:style>
    <style:style style:name="T14" style:family="text">
      <style:text-properties officeooo:rsid="0039b958"/>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7" style:family="text">
      <style:text-properties officeooo:rsid="003d466a"/>
    </style:style>
    <style:style style:name="T18" style:family="text">
      <style:text-properties officeooo:rsid="003d9732"/>
    </style:style>
    <style:style style:name="T19" style:family="text">
      <style:text-properties fo:font-weight="normal"/>
    </style:style>
    <style:style style:name="T20" style:family="text">
      <style:text-properties fo:color="#000000" fo:font-weight="normal" fo:background-color="#fffffe" loext:char-shading-value="0"/>
    </style:style>
    <style:style style:name="T21" style:family="text">
      <style:text-properties fo:color="#000000" style:text-underline-style="solid" style:text-underline-width="auto" style:text-underline-color="font-color" fo:font-weight="bold" fo:background-color="#fffffe" loext:char-shading-value="0" style:font-weight-asian="bold" style:font-weight-complex="bold"/>
    </style:style>
    <style:style style:name="T22" style:family="text">
      <style:text-properties fo:color="#000000" style:text-underline-style="none" fo:font-weight="normal" fo:background-color="#fffffe" loext:char-shading-value="0" style:font-weight-asian="normal" style:font-weight-complex="normal"/>
    </style:style>
    <style:style style:name="T23" style:family="text">
      <style:text-properties fo:color="#a31515"/>
    </style:style>
    <style:style style:name="T24" style:family="text">
      <style:text-properties fo:color="#a31515" fo:font-weight="normal"/>
    </style:style>
    <style:style style:name="T25" style:family="text">
      <style:text-properties fo:color="#0000ff"/>
    </style:style>
    <style:style style:name="T26" style:family="text">
      <style:text-properties officeooo:rsid="0046123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âche 2 : Cas d'application : <text:span text:style-name="T14">choix a)</text:span></text:p>
      <text:p text:style-name="P12"/>
      <text:p text:style-name="P12">En finance, nous travaillons <text:span text:style-name="T1">souvent</text:span> sur des timeseries de prix de produits financiers <text:span text:style-name="T4">(A</text:span>ctions (stocks dans le jargon financier), indices, <text:span text:style-name="T4">taux…)</text:span></text:p>
      <text:p text:style-name="P12"/>
      <text:p text:style-name="P13">Les timeseries <text:span text:style-name="T1">peuvent contenir</text:span> <text:span text:style-name="T2">énormément</text:span> de points: </text:p>
      <text:list xml:id="list3561830952" text:style-name="L1">
        <text:list-item>
          <text:p text:style-name="P14"><text:span text:style-name="T4">O</text:span>n peut imaginer enregistrer les prix <text:span text:style-name="T5">toutes les 5 </text:span>seconde<text:span text:style-name="T5">s sur plusieurs</text:span> jours/années, <text:span text:style-name="T11">ou bien une seule fois par jour (le prix de fermeture du marché)</text:span></text:p>
        </text:list-item>
        <text:list-item>
          <text:p text:style-name="P15">Aussi le nombre de stocks et d'indices sur lesquels on peut travailler <text:span text:style-name="T4">est</text:span> très large. Si on ne prend que l'indice STOXX Europe 600, il est composé de 600 actions. <text:span text:style-name="T6">Certains indices ont plus de 1000 actions.</text:span></text:p>
          <text:p text:style-name="P16"/>
        </text:list-item>
      </text:list>
      <text:p text:style-name="P26"><text:span text:style-name="T9">Applications :</text:span></text:p>
      <text:p text:style-name="P17"><text:span text:style-name="T9">Les différentes applications liées aux timeseries:</text:span></text:p>
      <text:list xml:id="list653281788" text:style-name="L3">
        <text:list-item>
          <text:p text:style-name="P18">Ces données permettent de mettre en place des stratégies de trading, et de les backtester pour étudier l<text:span text:style-name="T8">eur</text:span> performance dans le passé. Certaines stratégies demandent d'utiliser des prix par secondes sur une période courte de la journée <text:span text:style-name="T18">(juste </text:span>la matinée, juste l'après midi...<text:span text:style-name="T18">)</text:span>.</text:p>
          <text:p text:style-name="P18"/>
        </text:list-item>
        <text:list-item>
          <text:p text:style-name="P18">Il y a aussi de plus en plus d'app<text:span text:style-name="T2">l</text:span>ication<text:span text:style-name="T2">s</text:span> de machine learning. Par exemple, trouver le meilleur panier (basket dans le jargon finanicer) de stocks <text:span text:style-name="T3">qui</text:span> tracke au mieux la performance d'un indice financier. <text:span text:style-name="T3">Dans cette exemple, on peut n’utiliser qu’un seul point par jour, ie le prix de close d’une action, et calculer la moyenne mobile de la performance sur une semaine. On aura ainsi moins d’enregistrement .</text:span></text:p>
        </text:list-item>
      </text:list>
      <text:p text:style-name="P12"/>
      <text:p text:style-name="P27"><text:span text:style-name="T6">O</text:span>rdres de grandeurs :</text:p>
      <text:p text:style-name="P19"><text:span text:style-name="T6">Dans le cas d’un enregistrement de 5 secondes pour les 600 stocks : Un calcul simple permet de montrer qu’on a ~6120 points par jour et par produit. Cela représente 1,530,00 prix par année/ produit. Pour les 600 stocks cela représente 918M prix/lignes dans une base de données ou un fichier plat.</text:span></text:p>
      <text:p text:style-name="P20"><text:span text:style-name="T7">D</text:span>ans le cas d’un enregistrement par jour (le prix au close), on n’aura que 250 lignes par stock, et donc 150 000 lignes pour l’indice STOXX Europe 600.</text:p>
      <text:p text:style-name="P20"/>
      <text:p text:style-name="P21"><text:span text:style-name="T16">La mise en place d’un stockage parallèle et distribué de données </text:span>:</text:p>
      <text:list xml:id="list1008863357" text:style-name="L5">
        <text:list-item>
          <text:p text:style-name="P22"><text:span text:style-name="T9">Dans la première application, où le nombre d’enregistrement (par 5 secondes par exemple) dépasse largement le nombre de stocks, on peut imaginer faire un partitionnement par année/mois. Pour certaines stratégies, on ne veut pas aller très loin dans le passé car les conditions de marché ont beaucoup changé entre temps. Ainsi, on arrivera à accéder facilement à la plage de date sur laquelle on veut travailler.</text:span></text:p>
        </text:list-item>
      </text:list>
      <text:p text:style-name="P29">Ainsi pour faire l’étude sur 600 stocks par exemple, sur 2 semaines du mois de Mars, on accède localement, <text:span text:style-name="T17">une seule fois,</text:span> sur la machine en question, et ensuite on fait le filtre sur les <text:span text:style-name="T12">600 </text:span>stocks <text:span text:style-name="T12">en question</text:span>. On n’a<text:span text:style-name="T13">ura pas « d’exchange » des données (~</text:span>36 720 000 <text:span text:style-name="T13">lignes). Si on fait l’inverse, on va accéder à 600 stocks en local chacune, on peut être confronter au problème de panne. <text:s/>Ensuite, on filtre sur l’intervalle de temps sur des tables très volumineuses, dans lesquelles plusieurs années seraient stockées. Une solution très coûteuse.</text:span></text:p>
      <text:p text:style-name="P24"/>
      <text:list xml:id="list70700247300647" text:continue-numbering="true" text:style-name="L5">
        <text:list-item>
          <text:p text:style-name="P23"><text:span text:style-name="T10">Dans la 2ème application, où le nombre de stocks dépasse le nombre d’enregistrement (un prix par jour), le partitionnement par nom de stock semble le plus approprié. Ainsi on accède localement aux 600 stocks et on suite on filtre sur la durée par exemple 5 ans. Il n’y aura pas « d’exchange », car on peut calculer directement la moyenne mobile de la performance. Or si on fait l’inverse, ie on partitionne par année, on aura besoin de communiquer les données entre les différentes machines, pour constituer l’historique par stock pour pouvoir calculer la moyenne mobile.</text:span></text:p>
        </text:list-item>
      </text:list>
      <text:p text:style-name="P11"/>
      <text:p text:style-name="P11"/>
      <text:p text:style-name="P11"/>
      <text:p text:style-name="P11"/>
      <text:p text:style-name="P11"/>
      <text:p text:style-name="P10"><text:soft-page-break/>Tâche 3:</text:p>
      <text:p text:style-name="P5"/>
      <text:p text:style-name="P1"><text:span text:style-name="T15">Remarque générale:</text:span> InMemoryTableScan signifie qu'on accède aux données stockées en mémoire grâce au persist().Tout ce qui est avant InMemoryTableScan explique comment les données ont été mises en mémoire. C'est à partir de cet étape qu'on commence à analyser le plan d'exécution pour la requête en cours.</text:p>
      <text:p text:style-name="P6"><text:span text:style-name="T21">Cas 1:</text:span></text:p>
      <text:p text:style-name="P2">Dans ce cas o<text:span text:style-name="T26">ù</text:span> l<text:span text:style-name="T26">e</text:span> partitionnement des données en mémoire central se fait pa<text:span text:style-name="T26">r</text:span> UerId, il n'y aura pas d'exchange lors des cacluls de la sim. Car dans chaque partition, il y a des userIds distincts, ie ne sont pas partagé entre les partitions. </text:p>
      <text:p text:style-name="P7"/>
      <text:p text:style-name="P3"><text:span text:style-name="T13">Voici le p</text:span>lan d'exécution de la première table du crossJoin:</text:p>
      <text:p text:style-name="P6"/>
      <text:p text:style-name="P4"> <text:span text:style-name="T19">+- InMemoryTableScan </text:span><text:span text:style-name="T24">[films#756, userId#563]</text:span><text:span text:style-name="T19">, </text:span><text:span text:style-name="T24">[isnotnull(films#756)]</text:span></text:p>
      <text:p text:style-name="P3">on accède directement au dataset dans FilmsParUserPersistantesParId</text:p>
      <text:p text:style-name="P6"/>
      <text:p text:style-name="P3"><text:span text:style-name="T25">- </text:span>*(1) Project <text:span text:style-name="T23">[userId#563 AS userId1#828, films#756 AS films1#829]</text:span></text:p>
      <text:p text:style-name="P3">on projette les champs qui vont être utilisés: userId1 and films1</text:p>
      <text:p text:style-name="P6"/>
      <text:p text:style-name="P3">Voici le plan d'exécution de la deuxième table du crossJoin:</text:p>
      <text:p text:style-name="P4"> <text:span text:style-name="T19">+- InMemoryTableScan </text:span><text:span text:style-name="T24">[films#756, userId#563]</text:span><text:span text:style-name="T19">, </text:span><text:span text:style-name="T24">[isnotnull(films#756)]</text:span></text:p>
      <text:p text:style-name="P3">on accède directement au dataset dans FilmsParUserPersistantesParId</text:p>
      <text:p text:style-name="P6"/>
      <text:p text:style-name="P3">+- *(2) Project <text:span text:style-name="T23">[userId#563 AS userId2#832, films#756 AS films2#833]</text:span></text:p>
      <text:p text:style-name="P3">on projette les champs qui vont être utilisés: userId2 and films2</text:p>
      <text:p text:style-name="P6"/>
      <text:p text:style-name="P3">+- CartesianProduct (films1#829 &gt; films2#833)</text:p>
      <text:p text:style-name="P3">On calcule le produit cartésien des deux tables avec la condition (films1&gt; films2)</text:p>
      <text:p text:style-name="P6"/>
      <text:p text:style-name="P3">+- BatchEvalPython <text:span text:style-name="T23">[sim_jaccard(films1#829, films2#833)]</text:span>, <text:span text:style-name="T23">[userId1#828, films1#829, userId2#832, films2#833, pythonUDF0#902]</text:span></text:p>
      <text:p text:style-name="P3">Spark va appeler et calculer la fonction sim_jaccard ==&gt; pythonUDF0#902</text:p>
      <text:p text:style-name="P6"/>
      <text:p text:style-name="P3">+- *(3) Filter (pythonUDF0#902&gt; 0.0)</text:p>
      <text:p text:style-name="P3">le filtre sur la sim est appliqué</text:p>
      <text:p text:style-name="P6"/>
      <text:p text:style-name="P3">+- *(3) Project <text:span text:style-name="T23">[userId1#828, films1#829, userId2#832, films2#833]</text:span></text:p>
      <text:p text:style-name="P3">on ne projette que les champs suivants <text:span text:style-name="T23">[userId1#828, films1#829, userId2#832, films2#833]</text:span> sans la sim</text:p>
      <text:p text:style-name="P6"/>
      <text:p text:style-name="P3">+- BatchEvalPython <text:span text:style-name="T23">[sim_jaccard(films1#829, films2#833)]</text:span>, <text:span text:style-name="T23">[userId1#828, films1#829, userId2#832, films2#833, pythonUDF0#903]</text:span></text:p>
      <text:p text:style-name="P3">La sim est appelée encore une autre fois ==&gt; pythonUDF0#903 (cette pythonUDF est différente de celle d'avant #902)</text:p>
      <text:p text:style-name="P6"/>
      <text:p text:style-name="P3">*(4) Project <text:span text:style-name="T23">[userId1#828, userId2#832, pythonUDF0#903 AS sim#841]</text:span></text:p>
      <text:p text:style-name="P3">on projette les champs finaux</text:p>
      <text:p text:style-name="P12"/>
      <text:p text:style-name="P25">Cas 2</text:p>
      <text:p text:style-name="P28">Dans ce cas, le partitionnement des données se fait par MovieId. Il faudrait ensuite modifier la structure du dataset dans chaque partitionnement et la transformer en Paire(userId, list(movieId)). </text:p>
      <text:p text:style-name="P28">Ce calcul se fait en local. Il faudra ensuite échanger ces données entre partition pour pouvoir fusionner les listes par userId.</text:p>
      <text:p text:style-name="P6"><text:span text:style-name="T22"/></text:p>
      <text:p text:style-name="P6"><text:span text:style-name="T22">Voici le plan d'e</text:span><text:span text:style-name="T20">xécution de la première table du crossJoin:</text:span></text:p>
      <text:p text:style-name="P6"/>
      <text:p text:style-name="P3">+- InMemoryTableScan <text:span text:style-name="T23">[movieId#942L, users#1143]</text:span></text:p>
      <text:p text:style-name="P3"><text:soft-page-break/>On regarde à partir de InMemoryTableScan :</text:p>
      <text:p text:style-name="P2">On accède aux données stockées dans ratings2MPersistantesParMovie qui a été partitionné en 4  selon les movieId==&gt; (movieId,users(list)) </text:p>
      <text:p text:style-name="P8"/>
      <text:p text:style-name="P3">+- Generate explode(users#1143), <text:span text:style-name="T23">[movieId#942L]</text:span>, false, <text:span text:style-name="T23">[user#1336]</text:span></text:p>
      <text:p text:style-name="P3">On applique la fonction explode à ce dataset, ce qui nous permet d'avoir une ligne par moveId et par userId</text:p>
      <text:p text:style-name="P6"/>
      <text:p text:style-name="P3">+- ObjectHashAggregate(keys=<text:span text:style-name="T23">[user#1336]</text:span>, functions=<text:span text:style-name="T23">[partial_collect_set(movieId#942L, 0, 0)]</text:span>)</text:p>
      <text:p text:style-name="P3">On fait un partial collect_set sur les movieId pour chaque user.</text:p>
      <text:p text:style-name="P3">Ce calcul se fait en local sur chaque partition d'o<text:span text:style-name="T26">ù</text:span> le partial_collect_set. </text:p>
      <text:p text:style-name="P3">On n'aura que les films contenus dans cette partition avec leurs userId correspondant.</text:p>
      <text:p text:style-name="P3">Les données transferées seront: (userId, list(films))</text:p>
      <text:p text:style-name="P6"/>
      <text:p text:style-name="P3">+- Exchange hashpartitioning(user#1336, 4):</text:p>
      <text:p text:style-name="P3">On échange les données entre les différentes machines avec la clé userId</text:p>
      <text:p text:style-name="P6"/>
      <text:p text:style-name="P3">+- ObjectHashAggregate(keys=<text:span text:style-name="T23">[user#1336]</text:span>, functions=<text:span text:style-name="T23">[collect_set(movieId#942L, 0, 0)]</text:span>)</text:p>
      <text:p text:style-name="P3">on fait une aggrégation globale par userId, en fusionnant la liste des films. Ce calcul se fait toute partition confondue d'où un collect_set et non pas partial_collect_set.</text:p>
      <text:p text:style-name="P6"/>
      <text:p text:style-name="P3"><text:span text:style-name="T25">- </text:span>*(1) Project <text:span text:style-name="T23">[user#1336 AS user1#1396, films#1344 AS films1#1397]</text:span></text:p>
      <text:p text:style-name="P3">on projette les champs qui vont être utilisés: user1 and films1</text:p>
      <text:p text:style-name="P6"/>
      <text:p text:style-name="P3">Voici le plan d'exécution de la 2ème table du crossJoin</text:p>
      <text:p text:style-name="P4"> <text:span text:style-name="T19">+- ReusedExchange </text:span><text:span text:style-name="T24">[user#1336, buf#1364]</text:span><text:span text:style-name="T19">, Exchange hashpartitioning(user#1336, 4)</text:span></text:p>
      <text:p text:style-name="P3">On réutilise l'aggrégation de données faite dans la première table jusqu'à l'échange des données entre les différentes partitions.</text:p>
      <text:p text:style-name="P3">Les deux tables sont semblables.</text:p>
      <text:p text:style-name="P6"/>
      <text:p text:style-name="P3">+- ObjectHashAggregate(keys=<text:span text:style-name="T23">[user#1336]</text:span>, functions=<text:span text:style-name="T23">[collect_set(movieId#942L, 0, 0)]</text:span>)</text:p>
      <text:p text:style-name="P3">on fait une aggrégation globale, toute partition confondue d'où un collect_set et non pas partial_collect_set.</text:p>
      <text:p text:style-name="P3">==&gt; on aurait pu accèder directement à cet étape?</text:p>
      <text:p text:style-name="P6"/>
      <text:p text:style-name="P3">+- *(2) Project <text:span text:style-name="T23">[user#1336 AS user2#1400, films#1344 AS films2#1401]</text:span></text:p>
      <text:p text:style-name="P3">on projette les champs qui vont être utilisés: user2 and films2</text:p>
      <text:p text:style-name="P6"/>
      <text:p text:style-name="P3">+- CartesianProduct (films1#1397 &gt; films2#1401)</text:p>
      <text:p text:style-name="P3">On calcule le produit cartésien des deux tables avec la condition (films1#1397 &gt; films2#1401)</text:p>
      <text:p text:style-name="P6"/>
      <text:p text:style-name="P3">+- BatchEvalPython <text:span text:style-name="T23">[sim_jaccard(films1#1397, films2#1401)]</text:span>, <text:span text:style-name="T23">[user1#1396, films1#1397, user2#1400, films2#1401, pythonUDF0#1515]</text:span></text:p>
      <text:p text:style-name="P3">Spark va appeler et calculer la fonction sim_jaccard ==&gt; pythonUDF0#1515</text:p>
      <text:p text:style-name="P6"/>
      <text:p text:style-name="P3">+- *(3) Filter (pythonUDF0#1515 &gt; 0.0)</text:p>
      <text:p text:style-name="P3">le filtre sur la sim est appliqué</text:p>
      <text:p text:style-name="P6"/>
      <text:p text:style-name="P3">+- *(3) Project <text:span text:style-name="T23">[user1#1396, films1#1397, user2#1400, films2#1401]</text:span></text:p>
      <text:p text:style-name="P3">on ne projette que les données suivantes <text:span text:style-name="T23">[user1#1396, films1#1397, user2#1400, films2#1401]</text:span> sans la sim</text:p>
      <text:p text:style-name="P6"/>
      <text:p text:style-name="P3">+- BatchEvalPython <text:span text:style-name="T23">[sim_jaccard(films1#1397, films2#1401)]</text:span>, <text:span text:style-name="T23">[user1#1396, films1#1397, user2#1400, films2#1401, pythonUDF0#1516]</text:span></text:p>
      <text:p text:style-name="P3">La sim est appelée encore une autre fois ==&gt; pythonUDF0#1516 (cette pythonUDF est différente de celle d'avant #1515)</text:p>
      <text:p text:style-name="P6"/>
      <text:p text:style-name="P3">*(4) Project <text:span text:style-name="T23">[user1#1396, user2#1400, pythonUDF0#1516 AS sim#1409]</text:span></text:p>
      <text:p text:style-name="P3"><text:soft-page-break/>on projette les champs finaux</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Noto, sans-serif"/>
    <style:font-face style:name="monospace" svg:font-family="monospace, 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rsid="004c99ef" officeooo:paragraph-rsid="004c99e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tockage à l’échelle du web<text:tab/><text:tab/>Hanane MOUALI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3T18:24:36.867000000</meta:creation-date>
    <dc:date>2020-05-04T07:06:59.880000000</dc:date>
    <meta:editing-duration>PT5H58M54S</meta:editing-duration>
    <meta:editing-cycles>50</meta:editing-cycles>
    <meta:generator>LibreOffice/6.2.5.2$Windows_X86_64 LibreOffice_project/1ec314fa52f458adc18c4f025c545a4e8b22c159</meta:generator>
    <meta:document-statistic meta:table-count="0" meta:image-count="0" meta:object-count="0" meta:page-count="4" meta:paragraph-count="84" meta:word-count="1301" meta:character-count="8829" meta:non-whitespace-character-count="7607"/>
  </office:meta>
</office:document-meta>
</file>